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8276" officeooo:paragraph-rsid="00178276"/>
    </style:style>
    <style:style style:name="P2" style:family="paragraph" style:parent-style-name="Standard">
      <style:text-properties officeooo:rsid="0018bf29" officeooo:paragraph-rsid="0018bf29"/>
    </style:style>
    <style:style style:name="P3" style:family="paragraph" style:parent-style-name="Standard">
      <style:text-properties fo:font-weight="bold" officeooo:rsid="0018bf29" officeooo:paragraph-rsid="0018bf29" style:font-weight-asian="bold" style:font-weight-complex="bold"/>
    </style:style>
    <style:style style:name="P4" style:family="paragraph" style:parent-style-name="Standard">
      <style:text-properties officeooo:rsid="0018bf29" officeooo:paragraph-rsid="0018bf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CLEAN SUCCESSFUL (total time: 58ms)</text:p>
      <text:p text:style-name="P1">make -f nbproject/Makefile-LPCUSBDK_PIC16F1459.mk SUBPROJECTS= .build-conf</text:p>
      <text:p text:style-name="P1">make[1]: entrant dans le répertoire « /home/regis/MPLABXProjects/pic16_c_template_1.X »</text:p>
      <text:p text:style-name="P1">make <text:s/>-f nbproject/Makefile-LPCUSBDK_PIC16F1459.mk dist/LPCUSBDK_PIC16F1459/production/pic16_c_template_1.X.production.hex</text:p>
      <text:p text:style-name="P1">make[2]: Entering directory '/home/regis/MPLABXProjects/pic16_c_template_1.X'</text:p>
      <text:p text:style-name="P1">"/opt/microchip/xc8/v1.34/bin/xc8" --pass1 <text:s/>--chip=16F1459 -Q -G <text:s/>--double=24 --float=24 --opt=default,+asm,+asmfile,-speed,+space,-debug --addrqual=ignore --mode=free -P -N255 --warn=0 --asmlist --summary=default,-psect,-class,+mem,-hex,-file --output=default,-inhx032 --runtime=default,+clear,+init,-keep,-no_startup,+osccal,-resetbits,-download,-stackcall,+clib --output=-mcof,+elf:multilocs --stack=compiled:auto:auto "--errformat=%f:%l: error: (%n) %s" "--warnformat=%f:%l: warning: (%n) %s" "--msgformat=%f:%l: advisory: (%n) %s" <text:s text:c="3"/>-obuild/LPCUSBDK_PIC16F1459/production/system.p1 <text:s/>system.c </text:p>
      <text:p text:style-name="P1">"/opt/microchip/xc8/v1.34/bin/xc8" --pass1 <text:s/>--chip=16F1459 -Q -G <text:s/>--double=24 --float=24 --opt=default,+asm,+asmfile,-speed,+space,-debug --addrqual=ignore --mode=free -P -N255 --warn=0 --asmlist --summary=default,-psect,-class,+mem,-hex,-file --output=default,-inhx032 --runtime=default,+clear,+init,-keep,-no_startup,+osccal,-resetbits,-download,-stackcall,+clib --output=-mcof,+elf:multilocs --stack=compiled:auto:auto "--errformat=%f:%l: error: (%n) %s" "--warnformat=%f:%l: warning: (%n) %s" "--msgformat=%f:%l: advisory: (%n) %s" <text:s text:c="3"/>-obuild/LPCUSBDK_PIC16F1459/production/main.p1 <text:s/>main.c </text:p>
      <text:p text:style-name="P1">"/opt/microchip/xc8/v1.34/bin/xc8" --pass1 <text:s/>--chip=16F1459 -Q -G <text:s/>--double=24 --float=24 --opt=default,+asm,+asmfile,-speed,+space,-debug --addrqual=ignore --mode=free -P -N255 --warn=0 --asmlist --summary=default,-psect,-class,+mem,-hex,-file --output=default,-inhx032 --runtime=default,+clear,+init,-keep,-no_startup,+osccal,-resetbits,-download,-stackcall,+clib --output=-mcof,+elf:multilocs --stack=compiled:auto:auto "--errformat=%f:%l: error: (%n) %s" "--warnformat=%f:%l: warning: (%n) %s" "--msgformat=%f:%l: advisory: (%n) %s" <text:s text:c="3"/>-obuild/LPCUSBDK_PIC16F1459/production/interrupts.p1 <text:s/>interrupts.c </text:p>
      <text:p text:style-name="P1">"/opt/microchip/xc8/v1.34/bin/xc8" --pass1 <text:s/>--chip=16F1459 -Q -G <text:s/>--double=24 --float=24 --opt=default,+asm,+asmfile,-speed,+space,-debug --addrqual=ignore --mode=free -P -N255 --warn=0 --asmlist --summary=default,-psect,-class,+mem,-hex,-file --output=default,-inhx032 --runtime=default,+clear,+init,-keep,-no_startup,+osccal,-resetbits,-download,-stackcall,+clib --output=-mcof,+elf:multilocs --stack=compiled:auto:auto "--errformat=%f:%l: error: (%n) %s" "--warnformat=%f:%l: warning: (%n) %s" "--msgformat=%f:%l: advisory: (%n) %s" <text:s text:c="3"/>-obuild/LPCUSBDK_PIC16F1459/production/configuration_bits.p1 <text:s/>configuration_bits.c </text:p>
      <text:p text:style-name="P1">main.c:26: error: (372) "," expected</text:p>
      <text:p text:style-name="P1">main.c:26: warning: (349) non-prototyped function declaration for "init_led"</text:p>
      <text:p text:style-name="P1">main.c:26: error: (313) function body expected</text:p>
      <text:p text:style-name="P1">main.c:47: warning: (361) function declared implicit int</text:p>
      <text:p text:style-name="P1">main.c:47: error: (192) undefined identifier "LED_D1"</text:p>
      <text:p text:style-name="P1">main.c:49: error: (192) undefined identifier "LED_D2"</text:p>
      <text:p text:style-name="P1">main.c:51: error: (192) undefined identifier "LED_D3"</text:p>
      <text:p text:style-name="P1">main.c:53: error: (192) undefined identifier "LED_D4"</text:p>
      <text:p text:style-name="P1">main.c:62: error: (192) undefined identifier "clock_t"</text:p>
      <text:p text:style-name="P1">main.c:62: error: (195) expression syntax</text:p>
      <text:p text:style-name="P1">main.c:63: error: (192) undefined identifier "start"</text:p>
      <text:p text:style-name="P1">main.c:64: error: (192) undefined identifier "end"</text:p>
      <text:p text:style-name="P1">main.c:67: error: (372) "," expected</text:p>
      <text:p text:style-name="P1">main.c:69: warning: (361) function declared implicit int</text:p>
      <text:p text:style-name="P1">main.c:70: warning: (361) function declared implicit int</text:p>
      <text:p text:style-name="P1">main.c:75: error: (192) undefined identifier "LED_D1"</text:p>
      <text:p text:style-name="P1">main.c:76: error: (192) undefined identifier "LED_D2"</text:p>
      <text:p text:style-name="P1"><text:soft-page-break/>main.c:77: error: (192) undefined identifier "LED_D3"</text:p>
      <text:p text:style-name="P1">main.c:78: error: (192) undefined identifier "LED_D4"</text:p>
      <text:p text:style-name="P1">make[2]: *** [build/LPCUSBDK_PIC16F1459/production/main.p1] Error 1</text:p>
      <text:p text:style-name="P1">make[2]: *** Attente des tâches non terminées....</text:p>
      <text:p text:style-name="P1">make[1]: *** [.build-conf] Erreur 2</text:p>
      <text:p text:style-name="P1">make: *** [.build-impl] Erreur 2</text:p>
      <text:p text:style-name="P1">(908) exit status = 1</text:p>
      <text:p text:style-name="P1">nbproject/Makefile-LPCUSBDK_PIC16F1459.mk:142: recipe for target 'build/LPCUSBDK_PIC16F1459/production/main.p1' failed</text:p>
      <text:p text:style-name="P1">make[2]: Leaving directory '/home/regis/MPLABXProjects/pic16_c_template_1.X'</text:p>
      <text:p text:style-name="P1">make[1]: quittant le répertoire « /home/regis/MPLABXProjects/pic16_c_template_1.X »</text:p>
      <text:p text:style-name="P1"/>
      <text:p text:style-name="P1">BUILD FAILED (exit value 2, total time: 473ms)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0:15:21.277692967</meta:creation-date>
    <meta:print-date>2015-04-17T10:16:07.936152948</meta:print-date>
    <dc:date>2015-04-17T11:46:49.004011185</dc:date>
    <meta:editing-duration>PT3M20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2" meta:paragraph-count="37" meta:word-count="394" meta:character-count="4325" meta:non-whitespace-character-count="4007"/>
  </office:meta>
</office:document-meta>
</file>